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6de"/>
    </style:style>
    <style:style style:name="P2" style:family="paragraph" style:parent-style-name="Subtitle">
      <style:text-properties officeooo:paragraph-rsid="0013b6de"/>
    </style:style>
    <style:style style:name="P3" style:family="paragraph" style:parent-style-name="Text_20_body">
      <style:text-properties officeooo:rsid="001f0ba9" officeooo:paragraph-rsid="0013b6de"/>
    </style:style>
    <style:style style:name="P4" style:family="paragraph" style:parent-style-name="Text_20_body">
      <style:text-properties officeooo:rsid="0026fb8c" officeooo:paragraph-rsid="0020ede1"/>
    </style:style>
    <style:style style:name="P5" style:family="paragraph" style:parent-style-name="Text_20_body">
      <style:text-properties officeooo:rsid="0021fe8f" officeooo:paragraph-rsid="0021fe8f"/>
    </style:style>
    <style:style style:name="P6" style:family="paragraph" style:parent-style-name="Text_20_body">
      <style:text-properties officeooo:paragraph-rsid="00235164"/>
    </style:style>
    <style:style style:name="P7" style:family="paragraph" style:parent-style-name="Text_20_body">
      <style:text-properties fo:font-weight="normal" officeooo:rsid="0024ef19" officeooo:paragraph-rsid="0024ef19" style:font-weight-asian="normal" style:font-weight-complex="normal"/>
    </style:style>
    <style:style style:name="P8" style:family="paragraph" style:parent-style-name="Text_20_body">
      <style:text-properties officeooo:rsid="00255639" officeooo:paragraph-rsid="00255639"/>
    </style:style>
    <style:style style:name="P9" style:family="paragraph" style:parent-style-name="Heading_20_3">
      <style:text-properties officeooo:paragraph-rsid="0013b6de"/>
    </style:style>
    <style:style style:name="P10" style:family="paragraph" style:parent-style-name="Heading_20_3">
      <style:text-properties officeooo:paragraph-rsid="0020ede1"/>
    </style:style>
    <style:style style:name="P11" style:family="paragraph" style:parent-style-name="Text_20_body" style:list-style-name="L1">
      <style:text-properties fo:font-weight="normal" officeooo:rsid="0024ef19" officeooo:paragraph-rsid="0024ef19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24488e" officeooo:paragraph-rsid="0024488e" style:font-weight-asian="normal" style:font-weight-complex="normal"/>
    </style:style>
    <style:style style:name="P13" style:family="paragraph" style:parent-style-name="Text_20_body">
      <style:text-properties fo:font-weight="normal" officeooo:rsid="0024488e" officeooo:paragraph-rsid="0024488e" style:font-weight-asian="normal" style:font-weight-complex="normal"/>
    </style:style>
    <style:style style:name="T1" style:family="text">
      <style:text-properties officeooo:rsid="0013b6de"/>
    </style:style>
    <style:style style:name="T2" style:family="text">
      <style:text-properties officeooo:rsid="0021b73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e9336" style:font-weight-asian="normal" style:font-weight-complex="normal"/>
    </style:style>
    <style:style style:name="T5" style:family="text">
      <style:text-properties fo:font-weight="normal" officeooo:rsid="0024ef1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<text:span text:style-name="T2">3</text:span></text:p>
      <text:p text:style-name="P1">Тема роботи: підтримка об’єкто-орієнтованого програмування в <text:s/><text:span text:style-name="T1">Dart</text:span></text:p>
      <text:p text:style-name="P1">Мета роботи: ознайомитись з підтримкою ООП в <text:span text:style-name="T2">Dart</text:span></text:p>
      <text:h text:style-name="P9" text:outline-level="3">Теоретичні відомості </text:h>
      <text:p text:style-name="P6"><text:span text:style-name="T3">Dart — це об’єктно-орієнтована мова з класами та успадкуванням на основі міксинів </text:span><text:span text:style-name="T4">(mixin-based inheritance)</text:span><text:span text:style-name="T3">. Кожен об’єкт є екземпляром класу, і всі класи, крім Null, походять від Object. Спадкування на основі міксинів означає, що хоча кожен клас (крім верхнього класу, Object?) має рівно один суперклас, тіло класу можна повторно використовувати в кількох ієрархіях класів.</text:span></text:p>
      <text:p text:style-name="P7">Декларація класу може містити:</text:p>
      <text:list xml:id="list108789468" text:style-name="L1">
        <text:list-item>
          <text:p text:style-name="P11">поля </text:p>
        </text:list-item>
        <text:list-item>
          <text:p text:style-name="P11">конструктори</text:p>
        </text:list-item>
        <text:list-item>
          <text:p text:style-name="P12">гетери та сетери</text:p>
        </text:list-item>
        <text:list-item>
          <text:p text:style-name="P12">методи</text:p>
        </text:list-item>
      </text:list>
      <text:p text:style-name="P13">Приклад декларації класу:</text:p>
      <text:p text:style-name="Preformatted_20_Text">class Employee {</text:p>
      <text:p text:style-name="Preformatted_20_Text"><text:s text:c="6"/>// поле</text:p>
      <text:p text:style-name="Preformatted_20_Text"><text:s/><text:tab/>String name;</text:p>
      <text:p text:style-name="Preformatted_20_Text"><text:span text:style-name="T3"><text:s text:c="6"/></text:span><text:span text:style-name="T5">Employee(String name) {</text:span></text:p>
      <text:p text:style-name="Preformatted_20_Text"><text:s text:c="11"/>this.name = name;</text:p>
      <text:p text:style-name="Preformatted_20_Text"><text:s text:c="6"/>}</text:p>
      <text:p text:style-name="Preformatted_20_Text"><text:s/><text:tab/>//getter method</text:p>
      <text:p text:style-name="Preformatted_20_Text"><text:s/><text:tab/>String get emp_name {</text:p>
      <text:p text:style-name="Preformatted_20_Text"><text:s/><text:tab/><text:tab/>return name;</text:p>
      <text:p text:style-name="Preformatted_20_Text"><text:s/><text:tab/>}</text:p>
      <text:p text:style-name="Preformatted_20_Text"><text:s/><text:tab/>//setter method</text:p>
      <text:p text:style-name="Preformatted_20_Text"><text:s/><text:tab/>void set emp_name(String name) {</text:p>
      <text:p text:style-name="Preformatted_20_Text"><text:s/><text:tab/><text:tab/>this.name = name;</text:p>
      <text:p text:style-name="Preformatted_20_Text"><text:s/><text:tab/>}</text:p>
      <text:p text:style-name="Preformatted_20_Text"><text:span text:style-name="T3"><text:tab/>//</text:span><text:span text:style-name="T5">method</text:span><text:span text:style-name="T3"> definition</text:span></text:p>
      <text:p text:style-name="Preformatted_20_Text"><text:span text:style-name="T3"><text:s/><text:tab/>void </text:span><text:span text:style-name="T5">printName</text:span><text:span text:style-name="T3">() {</text:span></text:p>
      <text:p text:style-name="Preformatted_20_Text"><text:soft-page-break/><text:s/><text:tab/><text:tab/>print(name);</text:p>
      <text:p text:style-name="Preformatted_20_Text"><text:s/><text:tab/>}</text:p>
      <text:p text:style-name="Preformatted_20_Text">}</text:p>
      <text:p text:style-name="P13">Приклад використання:</text:p>
      <text:p text:style-name="Preformatted_20_Text">void main() {</text:p>
      <text:p text:style-name="Preformatted_20_Text"><text:s/>//object creation</text:p>
      <text:p text:style-name="Preformatted_20_Text"><text:span text:style-name="T3"><text:s/>Employee emp = new Employee(“</text:span><text:span text:style-name="T5">FirstLastName”</text:span><text:span text:style-name="T3">);</text:span></text:p>
      <text:p text:style-name="Preformatted_20_Text"><text:s/>emp.name="employee1";</text:p>
      <text:p text:style-name="Preformatted_20_Text"><text:span text:style-name="T3"><text:s/>emp.</text:span><text:span text:style-name="T5">printName </text:span><text:span text:style-name="T3">(); </text:span></text:p>
      <text:p text:style-name="Preformatted_20_Text">}</text:p>
      <text:p text:style-name="P8">Для створення класу на основі базового класу використовується синтаксис:</text:p>
      <text:p text:style-name="Preformatted_20_Text">class DerivedCalss extends BaseClass {</text:p>
      <text:p text:style-name="Preformatted_20_Text">...</text:p>
      <text:p text:style-name="Preformatted_20_Text">}</text:p>
      <text:p text:style-name="Text_20_body">Якщо ім’я поля чи метода починається з ‘_’, воно є приватним, в іншому випадку — публичним.</text:p>
      <text:h text:style-name="P10" text:outline-level="3">Завдання</text:h>
      <text:p text:style-name="P4">Розробити програму, що містить наступні класи:</text:p>
      <text:p text:style-name="P5">1. Person з полями для призвіща та імені</text:p>
      <text:p text:style-name="P5">2. Developer, що є дочірним класом для Person і містить додаткове поле type: front-end, back-end, mobile</text:p>
      <text:p text:style-name="P5">3. ProductManager, що є дочірним класом для Person і містить поле для списку підлеглих Developer’s, а також методи для додавання, видалення розробників в список і друку списку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 fo:line-height="10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21:49:42.613326459</meta:creation-date>
    <dc:date>2022-04-04T23:42:00.684213093</dc:date>
    <meta:editing-duration>PT1H31M42S</meta:editing-duration>
    <meta:editing-cycles>17</meta:editing-cycles>
    <meta:generator>LibreOffice/7.1.3.2$MacOSX_X86_64 LibreOffice_project/47f78053abe362b9384784d31a6e56f8511eb1c1</meta:generator>
    <meta:document-statistic meta:table-count="0" meta:image-count="0" meta:object-count="0" meta:page-count="2" meta:paragraph-count="47" meta:word-count="236" meta:character-count="1646" meta:non-whitespace-character-count="1394"/>
  </office:meta>
</office:document-meta>
</file>